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computer graphic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uter graphics applica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cour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yo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urse schedu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urse grad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limpse into image genera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1-28T07:18:16.199917683</dc:date>
    <meta:editing-duration>PT3M34S</meta:editing-duration>
    <meta:editing-cycles>4</meta:editing-cycles>
    <meta:document-statistic meta:object-count="57"/>
  </office:meta>
</office:document-meta>
</file>